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Menlo Regular" svg:font-family="'Menlo Regular'"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ambri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Helvetica Neue Bold Condensed'" style:font-family-generic="swiss" style:font-pitch="variable"/>
    <style:font-face style:name="HelveticaNeue MediumCond" svg:font-family="'HelveticaNeue MediumCond', Cambria"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style:font-name="Utopia-Bold" fo:font-weight="bold" style:font-weight-asian="bold" style:font-name-complex="Utopia-Bold" style:font-weight-complex="bold"/>
    </style:style>
    <style:style style:name="P6" style:family="paragraph" style:parent-style-name="Header">
      <style:paragraph-properties fo:margin-left="-0.3126in" fo:margin-right="0in" fo:text-align="end" style:justify-single-word="false" fo:text-indent="0in" style:auto-text-indent="false"/>
    </style:style>
    <style:style style:name="P7" style:family="paragraph" style:parent-style-name="Chapter_20_Title" style:master-page-name="First_20_Page">
      <style:paragraph-properties style:page-number="auto"/>
    </style:style>
    <style:style style:name="P8" style:family="paragraph">
      <style:paragraph-properties fo:margin-top="0in" fo:margin-bottom="0.0835in" style:writing-mode="lr-tb"/>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style:font-name="HelveticaNeue Condensed" fo:font-size="8pt" officeooo:rsid="00238ff8"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color="#bfbfbf" style:font-name="HelveticaNeue Condensed" fo:font-size="8pt" officeooo:rsid="00238ff8" style:font-size-asian="8pt" style:font-name-complex="HelveticaNeue Condensed" style:font-size-complex="8pt"/>
    </style:style>
    <style:style style:name="T6" style:family="text">
      <style:text-properties officeooo:rsid="0021f38a"/>
    </style:style>
    <style:style style:name="T7" style:family="text">
      <style:text-properties fo:font-weight="bold" style:font-weight-asian="bold"/>
    </style:style>
    <style:style style:name="T8" style:family="text">
      <style:text-properties style:font-name="Times1" fo:language="none" fo:country="none" fo:font-weight="bold" style:font-weight-asian="bold" style:font-name-complex="Times1" text:display="true"/>
    </style:style>
    <style:style style:name="T9" style:family="text">
      <style:text-properties style:font-name="Times1" fo:language="none" fo:country="none" style:font-name-complex="Times1" text:display="true"/>
    </style:style>
    <style:style style:name="T10" style:family="text">
      <style:text-properties style:font-name="Times1" fo:language="none" fo:country="none" style:language-asian="en" style:country-asian="US" style:font-name-complex="Times1" text:display="true"/>
    </style:style>
    <style:style style:name="T11" style:family="text">
      <style:text-properties style:font-name="Times1" style:font-name-complex="Times1" text:display="true"/>
    </style:style>
    <style:style style:name="T12" style:family="text">
      <style:text-properties style:font-name="Times1" style:language-asian="en" style:country-asian="US" style:font-name-complex="Times1" text:display="true"/>
    </style:style>
    <style:style style:name="T13" style:family="text">
      <style:text-properties style:font-name-asian="TheSansMonoConNormal"/>
    </style:style>
    <style:style style:name="T14" style:family="text">
      <style:text-properties style:font-name="Utopia-Bold" fo:font-weight="bold" style:font-weight-asian="bold" style:font-name-complex="Utopia-Bold" style:font-weight-complex="bold"/>
    </style:style>
    <style:style style:name="T15" style:family="text">
      <style:text-properties style:font-name="Utopia-Bold" style:font-name-complex="Utopia-Bold" style:font-weight-complex="bold"/>
    </style:style>
    <style:style style:name="T16" style:family="text">
      <style:text-properties style:font-name="TheSansMonoCondensed-Bold" fo:font-weight="bold" style:font-weight-asian="bold" style:font-name-complex="TheSansMonoCondensed-Bold" style:font-weight-complex="bold"/>
    </style:style>
    <style:style style:name="T17" style:family="text">
      <style:text-properties style:font-name="Utopia-Italic" fo:font-style="italic" style:font-style-asian="italic" style:font-name-complex="Utopia-Italic" style:font-style-complex="italic"/>
    </style:style>
    <style:style style:name="T18"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19" style:family="text">
      <style:text-properties style:use-window-font-color="true" style:text-outline="false" style:text-line-through-style="none" style:text-position="0% 100%" style:font-name="Arial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fo:color="#aa0d91" style:font-name="Menlo Regular" fo:font-size="11pt" fo:language="none" fo:country="none" style:font-name-asian="Times New Roman" style:font-size-asian="11pt" style:font-name-complex="Menlo Regular" style:font-size-complex="11pt" style:language-complex="ar" style:country-complex="SA"/>
    </style:style>
    <style:style style:name="T21" style:family="text">
      <style:text-properties fo:color="#000000" style:font-name="Menlo Regular" fo:font-size="11pt" fo:language="none" fo:country="none" style:font-name-asian="Times New Roman" style:font-size-asian="11pt" style:font-name-complex="Menlo Regular" style:font-size-complex="11pt" style:language-complex="ar" style:country-complex="SA"/>
    </style:style>
    <style:style style:name="T22" style:family="text">
      <style:text-properties fo:color="#1c00cf" style:font-name="Menlo Regular" fo:font-size="11pt" fo:language="none" fo:country="none" style:font-name-asian="Times New Roman" style:font-size-asian="11pt" style:font-name-complex="Menlo Regular" style:font-size-complex="11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63946480" text:id="ct163946480">
          <text:insertion>
            <office:change-info>
              <dc:creator>Ray Lischner</dc:creator>
              <dc:date>2013-08-16T23:27:00</dc:date>
            </office:change-info>
          </text:insertion>
        </text:changed-region>
        <text:changed-region xml:id="ct163402336" text:id="ct163402336">
          <text:insertion>
            <office:change-info>
              <dc:creator>Ray Lischner</dc:creator>
              <dc:date>2013-08-16T23:29:00</dc:date>
            </office:change-info>
          </text:insertion>
        </text:changed-region>
        <text:changed-region xml:id="ct153343440" text:id="ct153343440">
          <text:insertion>
            <office:change-info>
              <dc:creator>Ray Lischner</dc:creator>
              <dc:date>2013-08-16T23: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trings<text:span text:style-name="Comment_20_Reference"><text:span text:style-name="T8"><office:annotation><dc:creator>Stefan Turalski</dc:creator><dc:date>2013-08-12T22:56:00</dc:date><text:p text:style-name="P8"><text:span text:style-name="T18">I guess I’d expect to see the Exploration pushed a little bit more into evaluating string length? Then we could experiment with length of empty string ;-)</text:span></text:p><text:p text:style-name="P8"><text:span text:style-name="T18"/></text:p><text:p text:style-name="P8"><text:span text:style-name="T18">Other than that, we have small typo at the very end and few minor suggestions.</text:span></text:p></office:annotation></text:span></text:span></text:p>
      <text:p text:style-name="Body_20_Text_20_First"><text:change-start text:change-id="ct163946480"/><office:annotation><dc:creator>Ray Lischner</dc:creator><dc:date>2013-08-16T23:27:18</dc:date><text:list text:style-name=""><text:list-item><text:p text:style-name="P9"><text:span text:style-name="T19">One concept at a time. This Exploration is just so subsequent Explorations can use character string literals.</text:span></text:p></text:list-item><text:list-item><text:p text:style-name="P9"><text:span text:style-name="T19"/></text:p></text:list-item></text:list></office:annotation><text:change-end text:change-id="ct163946480"/>In earlier Explorations, you used quoted character strings as part of each output operation. In this Exploration, you will begin to learn how to make your output a little fancier by doing more with strings. Start by reading Listing 4‑1.</text:p>
      <text:p text:style-name="Code_20_Caption"><text:span text:style-name="T7">Listing 4-1.</text:span> Different Styles of String Output</text:p>
      <text:p text:style-name="Code">#include &lt;iostream&gt;</text:p>
      <text:p text:style-name="Code"/>
      <text:p text:style-name="Code">int main()</text:p>
      <text:p text:style-name="Code">{</text:p>
      <text:p text:style-name="Code"><text:span text:style-name="T13"><text:s text:c="3"/></text:span>std::cout &lt;&lt; "Shape\tSides\n" &lt;&lt; "-----\t-----\n";</text:p>
      <text:p text:style-name="Code"><text:span text:style-name="T13"><text:s text:c="3"/></text:span>std::cout &lt;&lt; "Square\t" &lt;&lt; 4 &lt;&lt; '\n' &lt;&lt;</text:p>
      <text:p text:style-name="Code"><text:span text:style-name="T13"><text:s text:c="16"/></text:span>"Circle\t?\n";</text:p>
      <text:p text:style-name="Code">}</text:p>
      <text:p text:style-name="Text_20_body"><text:span text:style-name="T14">Predict the output from the program in Listing 4‑1.</text:span> You may already know what <text:span text:style-name="Code_20_Inline">\t</text:span> means. If so, this prediction is easy to make. If you don’t know, take a guess.</text:p>
      <text:p text:style-name="Unnumbered_20_List">_____________________________________________________________</text:p>
      <text:p text:style-name="Text_20_body">Now check your answer. Were you correct? <text:span text:style-name="T14">So what does </text:span><text:span text:style-name="Code_20_Inline"><text:span text:style-name="T16">\t</text:span></text:span><text:span text:style-name="T14"> mean?</text:span></text:p>
      <text:p text:style-name="Unnumbered_20_List">_____________________________________________________________</text:p>
      <text:p text:style-name="Text_20_body">Inside a string, the backslash (<text:span text:style-name="Code_20_Inline">\</text:span>) is a special, even magical, character. It changes the meaning of the character that follows it. You have already seen how <text:span text:style-name="Code_20_Inline">\n</text:span> starts a new line. Now you know that <text:span text:style-name="Code_20_Inline">\t</text:span> is a horizontal tab: that is, it aligns the subsequent output at a tab position. In a typical console, tab stops are set every eight character positions.</text:p>
      <text:p text:style-name="P5">How should you print a double­quote character in a string?</text:p>
      <text:p text:style-name="Unnumbered_20_List">_____________________________________________________________</text:p>
      <text:p text:style-name="Text_20_body"><text:soft-page-break/>Write a program to test your hypothesis then run the program. <text:span text:style-name="T14">Were you correct?</text:span></text:p>
      <text:p text:style-name="Unnumbered_20_List">_____________________________________________________________</text:p>
      <text:p text:style-name="Text_20_body">Compare your program with Listing 4‑2.</text:p>
      <text:p text:style-name="Code_20_Caption"><text:span text:style-name="T7">Listing 4-2.</text:span> Printing a Double-Quote Character</text:p>
      <text:p text:style-name="Code">#include &lt;iostream&gt;</text:p>
      <text:p text:style-name="Code"/>
      <text:p text:style-name="Code">int main()</text:p>
      <text:p text:style-name="Code">{</text:p>
      <text:p text:style-name="Code"><text:span text:style-name="T13"><text:s text:c="3"/></text:span>std::cout &lt;&lt; "\"\n";</text:p>
      <text:p text:style-name="Code">}</text:p>
      <text:p text:style-name="Text_20_body">In this case, the backslash turns a special character into a normal character. C++ recognizes a few other backslash character sequences, but these three are the most commonly used. (You’ll learn a few more when you read about characters in Exploration 17.)</text:p>
      <text:p text:style-name="P5">Now modify Listing 4‑1 to add Triangle to the list of shapes.</text:p>
      <text:p text:style-name="Text_20_body">What does the output look like? A tab character does not automatically align a column, but merely positions the output at the next tab position. To align columns, you need to take control of the output. One easy way to do this is to use multiple tab characters, as shown in Listing 4‑3.</text:p>
      <text:p text:style-name="Code_20_Caption"><text:span text:style-name="T7">Listing 4-3.</text:span> Adding a Triangle and Keeping the Columns Aligned</text:p>
      <text:p text:style-name="Code"><text:span text:style-name="T13"><text:s/></text:span>1 #include &lt;iostream&gt;</text:p>
      <text:p text:style-name="Code"><text:span text:style-name="T13"><text:s/></text:span>2 </text:p>
      <text:p text:style-name="Code"><text:span text:style-name="T13"><text:s/></text:span>3 int main()</text:p>
      <text:p text:style-name="Code"><text:span text:style-name="T13"><text:s/></text:span>4 {</text:p>
      <text:p text:style-name="Code"><text:span text:style-name="T13"><text:s/></text:span>5 <text:s text:c="3"/>std::cout &lt;&lt; "Shape\t\tSides\n" &lt;&lt; </text:p>
      <text:p text:style-name="Code"><text:span text:style-name="T13"><text:s/></text:span>6 <text:s text:c="16"/>"-----\t\t-----\n";</text:p>
      <text:p text:style-name="Code"><text:span text:style-name="T13"><text:s/></text:span>7 <text:s text:c="3"/>std::cout &lt;&lt; "Square\t\t" &lt;&lt; 4 &lt;&lt; '\n' &lt;&lt;</text:p>
      <text:p text:style-name="Code"><text:span text:style-name="T13"><text:s/></text:span>8 <text:s text:c="16"/>"Circle\t\t?\n"</text:p>
      <text:p text:style-name="Code"><text:span text:style-name="T13"><text:s/></text:span>9 <text:s text:c="16"/>"Triangle\t" &lt;&lt; 3 &lt;&lt; '\n';</text:p>
      <text:p text:style-name="Code">10 }</text:p>
      <text:p text:style-name="Text_20_body">I played a trick on you in Listing 4‑3. Look closely at the end of line 8 and the start of line 9. Notice that the program lacks an output operator (<text:span text:style-name="Code_20_Inline">&lt;&lt;</text:span>) that ordinarily separates all output items. Anytime you have two (or more) adjacent character strings, the compiler automatically combines them into a single string. This trick applies only to strings, not to characters. Thus, you can write lines 8 and 9 in many different ways, all meaning exactly the same thing:</text:p>
      <text:p text:style-name="Code">std::cout &lt;&lt; "\nCircle\t\t?\n" "Triangle\t" &lt;&lt; 3 &lt;&lt; '\n';</text:p>
      <text:p text:style-name="Code">std::cout &lt;&lt; "\nCircle\t\t?\nTriangle\t" &lt;&lt; 3 &lt;&lt; '\n';</text:p>
      <text:p text:style-name="Code">std::cout &lt;&lt; "\n" "Circle" "\t\t?\n" "Triangle" "\t" &lt;&lt; 3 &lt;&lt; '\n';</text:p>
      <text:p text:style-name="Text_20_body">Choose the style you like best, and stick with it. I like to make a clear break after each newline, so the human who reads my programs can clearly distinguish where each line ends and a new line begins.</text:p>
      <text:p text:style-name="Text_20_body"><text:soft-page-break/>You may be asking yourself why I bothered to print the numbers separately, instead of printing one big string. That’s a good question. In a real program, printing a single string would be best, but in this book, I want to keep reminding you about the various ways you can write an output statement. Imagine, for example, what you would do if you didn’t know beforehand the name of a shape and its number of sides. Perhaps that information is stored in variables, as shown in Listing 4‑4.</text:p>
      <text:p text:style-name="Code_20_Caption"><text:span text:style-name="T7">Listing 4-4.</text:span> Printing Information That Is Stored in Variables</text:p>
      <text:p text:style-name="Code"><text:span text:style-name="T13"><text:s/></text:span>1 #include &lt;iostream&gt;</text:p>
      <text:p text:style-name="Code"><text:span text:style-name="T13"><text:s/></text:span>2 #include &lt;string&gt;</text:p>
      <text:p text:style-name="Code"><text:span text:style-name="T13"><text:s/></text:span>3 </text:p>
      <text:p text:style-name="Code"><text:span text:style-name="T13"><text:s/></text:span>4 int main()</text:p>
      <text:p text:style-name="Code"><text:span text:style-name="T13"><text:s/></text:span>5 {</text:p>
      <text:p text:style-name="Code"><text:span text:style-name="T13"><text:s/></text:span>6 <text:s text:c="3"/>std::string shape{"Triangle"};</text:p>
      <text:p text:style-name="Code"><text:span text:style-name="T13"><text:s/></text:span>7 <text:s text:c="3"/>int sides{3};</text:p>
      <text:p text:style-name="Code"><text:span text:style-name="T13"><text:s/></text:span>8 </text:p>
      <text:p text:style-name="Code"><text:span text:style-name="T13"><text:s/></text:span>9 <text:s text:c="3"/>std::cout &lt;&lt; "Shape\t\tSides\n" &lt;&lt;</text:p>
      <text:p text:style-name="Code">10 <text:s text:c="16"/>"-----\t\t-----\n";</text:p>
      <text:p text:style-name="Code">11 <text:s text:c="3"/>std::cout &lt;&lt; "Square\t\t" &lt;&lt; 4 &lt;&lt; '\n' &lt;&lt;</text:p>
      <text:p text:style-name="Code">12 <text:s text:c="16"/>"Circle\t\t?\n";</text:p>
      <text:p text:style-name="Code">13 <text:s text:c="3"/>std::cout &lt;&lt; shape &lt;&lt; '\t' &lt;&lt; sides &lt;&lt; '\n';</text:p>
      <text:p text:style-name="Code">14 }</text:p>
      <text:p text:style-name="Text_20_body">The type of a string is <text:span text:style-name="Code_20_Inline">std::string</text:span>. You must have <text:span text:style-name="Code_20_Inline">#include</text:span> <text:span text:style-name="Code_20_Inline">&lt;string&gt;</text:span> near the top of your program to inform the compiler that you are using the <text:span text:style-name="Code_20_Inline">std::string</text:span> type. Line 6 shows how to give an initial value to a string variable. Sometimes, you want the variable to start out empty. <text:span text:style-name="T14">How do you think you would define an empty string variable?</text:span></text:p>
      <text:p text:style-name="Unnumbered_20_List">_____________________________________________________________</text:p>
      <text:p text:style-name="Unnumbered_20_List">_____________________________________________________________</text:p>
      <text:p text:style-name="P5">Write a program to test your hypothesis.</text:p>
      <text:p text:style-name="Text_20_body">If you have trouble verifying that the string is truly empty, try printing the string between two other, nonempty strings. Listing 4‑5 shows an example.</text:p>
      <text:p text:style-name="Code_20_Caption"><text:span text:style-name="T7">Listing 4-5.</text:span> Defining and Printing an Empty String</text:p>
      <text:p text:style-name="Code">1 #include &lt;iostream&gt;</text:p>
      <text:p text:style-name="Code">2 #include &lt;string&gt;</text:p>
      <text:p text:style-name="Code">3 </text:p>
      <text:p text:style-name="Code">4 int main()</text:p>
      <text:p text:style-name="Code">5 {</text:p>
      <text:p text:style-name="Code">6 <text:s text:c="3"/>std::string empty;</text:p>
      <text:p text:style-name="Code">7 <text:s text:c="3"/>std::cout &lt;&lt; "|" &lt;&lt; empty &lt;&lt; "|\n";</text:p>
      <text:p text:style-name="Code">8 }</text:p>
      <text:p text:style-name="Text_20_body">Compare your program with Listing 4‑5. <text:span text:style-name="T14">Which do you prefer? </text:span><text:span text:style-name="T15">________________</text:span></text:p>
      <text:p text:style-name="P5"><text:soft-page-break/>Why?</text:p>
      <text:p text:style-name="Unnumbered_20_List">_____________________________________________________________</text:p>
      <text:p text:style-name="Unnumbered_20_List">_____________________________________________________________</text:p>
      <text:p text:style-name="Text_20_body">Line 6 does not provide an initial value for the variable, <text:span text:style-name="Code_20_Inline">empty</text:span>. You learned in Exploration 3 that omitting the initial value leaves the variable uninitialized, which would be an error because no other value is assigned to <text:span text:style-name="Code_20_Inline">empty</text:span>. You are not allowed to print or otherwise access the value of an uninitialized variable. But <text:span text:style-name="Code_20_Inline">std::string</text:span> is different. The lack of an initializer in this case is the same as empty braces, namely, the variable is initialized to an empty string.</text:p>
      <text:p text:style-name="Text_20_body">When you define a string variable with no initial value, C++ guarantees that the string is initially empty. <text:span text:style-name="T14">Modify Listing 4‑4 so the </text:span><text:span text:style-name="Code_20_Inline"><text:span text:style-name="T16">shape</text:span></text:span><text:span text:style-name="T14"> and </text:span><text:span text:style-name="Code_20_Inline"><text:span text:style-name="T16">sides</text:span></text:span><text:span text:style-name="T14"> variables are uninitialized. Predict the output of the program:</text:span></text:p>
      <text:p text:style-name="Unnumbered_20_List">_____________________________________________________________</text:p>
      <text:p text:style-name="Unnumbered_20_List">_____________________________________________________________</text:p>
      <text:p text:style-name="P5">What happened? Explai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Your program should look like Listing 4‑6.</text:p>
      <text:p text:style-name="Code_20_Caption"><text:span text:style-name="T7">Listing 4-6.</text:span> Demonstrating Uninitialized Variables</text:p>
      <text:p text:style-name="Code"><text:span text:style-name="T13"><text:s/></text:span>1 #include &lt;iostream&gt;</text:p>
      <text:p text:style-name="Code"><text:span text:style-name="T13"><text:s/></text:span>2 #include &lt;string&gt;</text:p>
      <text:p text:style-name="Code"><text:span text:style-name="T13"><text:s/></text:span>3 </text:p>
      <text:p text:style-name="Code"><text:span text:style-name="T13"><text:s/></text:span>4 int main()</text:p>
      <text:p text:style-name="Code"><text:span text:style-name="T13"><text:s/></text:span>5 {</text:p>
      <text:p text:style-name="Code"><text:span text:style-name="T13"><text:s/></text:span>6 <text:s text:c="3"/>std::string shape;</text:p>
      <text:p text:style-name="Code"><text:span text:style-name="T13"><text:s/></text:span>7 <text:s text:c="3"/>int sides;</text:p>
      <text:p text:style-name="Code"><text:span text:style-name="T13"><text:s/></text:span>8 </text:p>
      <text:p text:style-name="Code"><text:span text:style-name="T13"><text:s/></text:span>9 <text:s text:c="3"/>std::cout &lt;&lt; "Shape\t\tSides\n" &lt;&lt;</text:p>
      <text:p text:style-name="Code">10 <text:s text:c="16"/>"-----\t\t-----\n";</text:p>
      <text:p text:style-name="Code">11 <text:s text:c="3"/>std::cout &lt;&lt; "Square\t\t" &lt;&lt; 4 &lt;&lt; '\n' &lt;&lt;</text:p>
      <text:p text:style-name="Code">12 <text:s text:c="16"/>"Circle\t\t?\n";</text:p>
      <text:p text:style-name="Code">13 <text:s text:c="3"/>std::cout &lt;&lt; shape &lt;&lt; '\t' &lt;&lt; sides &lt;&lt; '\n';</text:p>
      <text:p text:style-name="Code">14 }</text:p>
      <text:p text:style-name="Text_20_body"><text:soft-page-break/>When I run Listing 4‑6, I get different answers <text:span text:style-name="Comment_20_Reference"><text:span text:style-name="T9"><office:annotation><dc:creator>Stefan Turalski</dc:creator><dc:date>2013-08-12T22:40:00</dc:date><text:p text:style-name="P8"><text:span text:style-name="T18">In VS2013 (and as far as I remember in VS2010/12 as well) we will get the warning C4700: unitialized local variable ‘sides’ used, but as we decided to treat warning as errors compiler will complain and even won’t compail.</text:span></text:p><text:p text:style-name="P8"><text:span text:style-name="T18">Might be worth to get significance of such behaviour to a reader (that is, why it’s worth to run with strick complier settings).</text:span></text:p></office:annotation></text:span></text:span>depending on which compilers and platforms I use.<text:change-start text:change-id="ct163402336"/> <text:span text:style-name="T6">Most compilers issue warnings, but will still compile the program, so you can run it.</text:span><text:change-end text:change-id="ct163402336"/> One of the answers I get is the following:</text:p>
      <text:p text:style-name="Results">Shape <text:s text:c="8"/><text:tab/>Sides</text:p>
      <text:p text:style-name="Results">----- <text:s text:c="9"/>-----</text:p>
      <text:p text:style-name="Results">Square <text:s text:c="8"/>4</text:p>
      <text:p text:style-name="Results">Circle <text:s text:c="8"/>?</text:p>
      <text:p text:style-name="Results"><text:span text:style-name="T13"><text:s text:c="8"/></text:span>4226851<text:span text:style-name="Comment_20_Reference"><text:span text:style-name="T10"><office:annotation><dc:creator>Stefan Turalski</dc:creator><dc:date>2013-08-12T22:34:00</dc:date><text:p text:style-name="P8"><text:span text:style-name="T18">Might be nice to start from max / min int (say clang will give me 32767, which might click with reader).</text:span></text:p></office:annotation></text:span></text:span></text:p>
      <text:p text:style-name="Text_20_body">With another compiler on another platform, the final number is <text:span text:style-name="Code_20_Inline">0</text:span>. Yet another compiler’s program prints <text:span text:style-name="Code_20_Inline">-858993460</text:span> as the final number. Some systems might even crash instead of printing the value of <text:span text:style-name="Code_20_Inline">shape</text:span> or <text:span text:style-name="Code_20_Inline">sides</text:span>.</text:p>
      <text:p text:style-name="Text_20_body">Isn’t that curious? If you do not supply an initial value for a variable of type <text:span text:style-name="Code_20_Inline">std::string</text:span>, C++ makes sure the variable starts out with an initial value—namely, an empty string. On the other hand, if the variable has type <text:span text:style-name="Code_20_Inline">int</text:span>, you cannot tell what the initial value will actually be, and in fact, you cannot even tell whether the program will run. This is known as <text:span text:style-name="T17">undefined behavior</text:span>. The standard permits the C++ compiler and runtime environment to do anything, absolutely anything, when confronted with certain erroneous situations, such as accessing an uninitialized variable.</text:p>
      <text:p text:style-name="Text_20_body">A design goal of C++ is that the compiler and library should not do any extra work if they can avoid it. Only the programmer knows what value makes sense as a variable’s initial value, so assigning that initial value must be the programmer’s responsibility. After all, when you are putting the finishing touches on your weather simulator (the one that will finally explain why it always rains when I go to the beach), you don’t want the inner loop burdened by even one wasteful instruction. The flip side of that performance guarantee is an added burden on the programmer to avoid situations that give rise to undefined behavior. Some languages help the programmer avoid problem situations, but that help invariably comes with a performance cost.</text:p>
      <text:p text:style-name="Text_20_body">So what’s the deal with <text:span text:style-name="Code_20_Inline">std::string</text:span>? The short answer is that complicated types, such as strings, are different from the simple, built­in types. For types such as <text:span text:style-name="Code_20_Inline">std::string</text:span> it is actually simpler for the C++ library to provide a well-defined initial value. Most of the interesting types in the standard library behave the same way.</text:p>
      <text:p text:style-name="Text_20_body">If you have trouble remembering when it is safe to define a variable without an initial value, play it safe and use empty braces:</text:p>
      <text:p text:style-name="Code">std::string empty{};<text:span text:style-name="Comment_20_Reference"><text:span text:style-name="T12"><office:annotation><dc:creator>Stefan Turalski</dc:creator><dc:date>2013-08-12T22:43:00</dc:date><text:p text:style-name="P8"><text:span text:style-name="T18">I guess just {} in this example.</text:span></text:p></office:annotation></text:span></text:span></text:p>
      <text:p text:style-name="Code">int zero{};</text:p>
      <text:p text:style-name="Text_20_body">I recommend initializing every variable, even if you know the program will overwrite it soon, such as the input loops we used earlier. Omitting initialization in the name of “performance” rarely improves performance, and always impairs readability. The next Exploration demonstrates the importance of initializing every variable.</text:p>
      <text:p text:style-name="Side_20_Bar_20_Head"><text:soft-page-break/>Old-FASHIONED INITIALIZATION</text:p>
      <text:p text:style-name="Side_20_Bar_20_Body">The brace style of initializing all variables was introduced in C++ 11, so code that predates C++ 11 (or new code that was written by programmers who learned C++ prior to C++ 11 and still haven’t come to grips with the new style of initialization) uses different ways to initialize variables.</text:p>
      <text:p text:style-name="Side_20_Bar_20_Body">A common way to initialize integers, for example, uses an equal sign. It looks like an assignment statement, but it isn’t. It defines and initializes a variable:</text:p>
      <text:p text:style-name="SB_20_Code">int x = 42;</text:p>
      <text:p text:style-name="Side_20_Bar_20_Body">You can also use parentheses:</text:p>
      <text:p text:style-name="SB_20_Code">int x(42);</text:p>
      <text:p text:style-name="Side_20_Bar_20_Body">The same is true for many standard-library types:</text:p>
      <text:p text:style-name="SB_20_Code">std::string str1 = "sample";</text:p>
      <text:p text:style-name="SB_20_Code">std::string str2("sample");</text:p>
      <text:p text:style-name="Side_20_Bar_20_Body">Other types require parentheses and don’t work with an equal sign. Other types used curly braces before C++ 11. Equal signed, parentheses, and curly braces all had different rules, and it was hard for beginners to understand the subtle difference between the equal sign and parentheses for initialization.</text:p>
      <text:p text:style-name="Side_20_Bar_20_Last">So the standardization committee made an effort to define a single, uniform initialization style in <text:span text:style-name="Comment_20_Reference"><text:span text:style-name="T11"><office:annotation><dc:creator>Stefan Turalski</dc:creator><dc:date>2013-08-12T22:51:00</dc:date><text:p text:style-name="P8"><text:span text:style-name="T18">I guess it might be nice to point out narrowing as well. </text:span></text:p><text:p text:style-name="P8"><text:span text:style-name="T18">That is we will get nice compilation error trying to do </text:span></text:p><text:p text:style-name="P8"><text:span text:style-name="T20">int</text:span><text:span text:style-name="T21"> pi{</text:span><text:span text:style-name="T22">3.14</text:span><text:span text:style-name="T21">}; </text:span></text:p><text:p text:style-name="P8"><text:span text:style-name="T18">Of course there is still the </text:span></text:p><text:p text:style-name="P8"><text:span text:style-name="T21">std::vector&lt;</text:span><text:span text:style-name="T20">int</text:span><text:span text:style-name="T21">&gt; puzzle{</text:span><text:span text:style-name="T22">10</text:span><text:span text:style-name="T21">};</text:span></text:p><text:p text:style-name="P8"><text:span text:style-name="T18">but I guess that could be left for another exploration ;-) </text:span></text:p></office:annotation></text:span></text:span>C++ 11, which is what I presented in this Exploration.<text:change-start text:change-id="ct153343440"/><office:annotation><dc:creator>Ray Lischner</dc:creator><dc:date>2013-08-16T23:30:14</dc:date><text:list text:continue-numbering="true" text:style-name=""><text:list-item><text:p text:style-name="P9"><text:span text:style-name="T19">Yes, much later.</text:span></text:p></text:list-item><text:list-item><text:p text:style-name="P9"><text:span text:style-name="T19"/></text:p></text:list-item><text:list-item><text:p text:style-name="P9"><text:span text:style-name="T19">Floating point comes later, too.</text:span></text:p></text:list-item></text:list></office:annotation><text:change-end text:change-id="ct153343440"/></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Menlo Regular" svg:font-family="'Menlo Regular'"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ambri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Helvetica Neue Bold Condensed'" style:font-family-generic="swiss" style:font-pitch="variable"/>
    <style:font-face style:name="HelveticaNeue MediumCond" svg:font-family="'HelveticaNeue MediumCond', Cambria"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Comment_20_Subject_20_Char" style:display-name="Comment Subject Char" style:family="text">
      <style:text-properties style:font-name="Times1" fo:language="en" fo:country="US" fo:font-weight="bold" style:font-weight-asian="bold" style:font-name-complex="Times1"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238ff8"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238ff8" style:font-size-asian="8pt" style:font-name-complex="HelveticaNeue Condensed" style:font-size-complex="8pt"/>
    </style:style>
    <style:style style:name="MT6" style:family="text">
      <style:text-properties officeooo:rsid="0021f38a"/>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165151296" text:id="ct165151296">
            <text:insertion>
              <office:change-info>
                <dc:creator>Ray Lischner</dc:creator>
                <dc:date>2013-08-16T23:34:00</dc:date>
              </office:change-info>
            </text:insertion>
          </text:changed-region>
          <text:changed-region xml:id="ct165523968" text:id="ct165523968">
            <text:deletion>
              <office:change-info>
                <dc:creator>Ray Lischner</dc:creator>
                <dc:date>2013-08-16T23:34:00</dc:date>
              </office:change-info>
              <text:p text:style-name="MP1">
        <text:span text:style-name="MT2">CHAPTER</text:span>
       </text:p>
            </text:deletion>
          </text:changed-region>
        </text:tracked-changes>
        <text:p text:style-name="MP1">
     <text:change-start text:change-id="ct165151296"/>
     <text:span text:style-name="MT1">EXPLORATION</text:span>
     <text:change-end text:change-id="ct165151296"/>
     <text:change text:change-id="ct165523968"/>
     <text:span text:style-name="MT2"> 4 </text:span>
     <text:span text:style-name="MT3"></text:span>
     <text:span text:style-name="MT4"> Strings</text:span>
    </text:p>
      </style:header>
      <style:header-left style:display="false">
        <text:tracked-changes>
          <text:changed-region xml:id="ct166268848" text:id="ct166268848">
            <text:insertion>
              <office:change-info>
                <dc:creator>Ray Lischner</dc:creator>
                <dc:date>2013-08-16T23:34:00</dc:date>
              </office:change-info>
            </text:insertion>
          </text:changed-region>
          <text:changed-region xml:id="ct163183888" text:id="ct163183888">
            <text:deletion>
              <office:change-info>
                <dc:creator>Ray Lischner</dc:creator>
                <dc:date>2013-08-16T23:35:00</dc:date>
              </office:change-info>
              <text:p text:style-name="Header">
        <text:span text:style-name="MT4">CHAPTER</text:span>
       </text:p>
            </text:deletion>
          </text:changed-region>
        </text:tracked-changes>
        <text:p text:style-name="Header">
     <text:change-start text:change-id="ct166268848"/>
     <text:span text:style-name="MT5">EXPLORATIO</text:span>
     <text:span text:style-name="MT5">N</text:span>
     <text:change-end text:change-id="ct166268848"/>
     <text:change text:change-id="ct163183888"/>
     <text:span text:style-name="MT4"> 4 </text:span>
     <text:span text:style-name="MT3"></text:span>
     <text:span text:style-name="MT4"> Strings</text:span>
    </text:p>
      </style:header-left>
      <style:footer>
        <text:p text:style-name="MP2">
     <text:page-number text:select-page="current">3</text:page-number>
    </text:p>
      </style:footer>
      <style:footer-left style:display="false">
        <text:p text:style-name="Footer">
     <text:page-number text:select-page="current">4</text:page-number>
    </text:p>
      </style:footer-left>
    </style:master-page>
    <style:master-page style:name="First_20_Page" style:display-name="First Page" style:page-layout-name="Mpm2" style:next-style-name="Standard">
      <style:header>
        <text:tracked-changes>
          <text:changed-region xml:id="ct151394336" text:id="ct151394336">
            <text:insertion>
              <office:change-info>
                <dc:creator>Ray Lischner</dc:creator>
                <dc:date>2013-08-16T23:31:00</dc:date>
              </office:change-info>
            </text:insertion>
          </text:changed-region>
          <text:changed-region xml:id="ct141793568" text:id="ct141793568">
            <text:deletion>
              <office:change-info>
                <dc:creator>Ray Lischner</dc:creator>
                <dc:date>2013-08-16T23:31:00</dc:date>
              </office:change-info>
              <text:p text:style-name="Chapter_20_Number">
        <text:span text:style-name="MT6">C H A P T E R</text:span>
       </text:p>
            </text:deletion>
          </text:changed-region>
        </text:tracked-changes>
        <text:p text:style-name="Chapter_20_Number"><draw:custom-shape text:anchor-type="char" draw:z-index="0" draw:style-name="Mgr1" draw:text-style-name="MP3" svg:width="8.2835in" svg:height="4.185in" svg:x="-2.2693in" svg:y="-1.970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151394336"/><text:span text:style-name="MT6">E X P L O R A T I O N</text:span><text:change-end text:change-id="ct151394336"/><text:change text:change-id="ct141793568"/><text:s/>4</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09:55:00</meta:creation-date>
    <dc:creator>Ray Lischner</dc:creator>
    <dc:date>2013-08-16T23:35:04</dc:date>
    <meta:print-date>2009-03-19T10:05:00</meta:print-date>
    <meta:editing-cycles>9</meta:editing-cycles>
    <meta:editing-duration>PT37M</meta:editing-duration>
    <meta:generator>LibreOffice/4.0-5$Linux_X86_64 LibreOffice_project/400m0$Build-305</meta:generator>
    <meta:document-statistic meta:table-count="0" meta:image-count="0" meta:object-count="0" meta:page-count="6" meta:paragraph-count="134" meta:word-count="1648" meta:character-count="10483" meta:non-whitespace-character-count="8726"/>
    <meta:user-defined meta:name="Chapter Number">04</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